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2c5" officeooo:paragraph-rsid="000562c5"/>
    </style:style>
    <style:style style:name="P2" style:family="paragraph" style:parent-style-name="Standard">
      <style:text-properties fo:font-weight="bold" officeooo:rsid="000562c5" officeooo:paragraph-rsid="000562c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udent_Java</text:p>
      <text:p text:style-name="P1">package com.thbs;</text:p>
      <text:p text:style-name="P1">import java.util.*;</text:p>
      <text:p text:style-name="P1">public class Main {</text:p>
      <text:p text:style-name="P1"/>
      <text:p text:style-name="P1"><text:s text:c="4"/>public static void main(String[] args) {</text:p>
      <text:p text:style-name="P1"><text:tab/>// write your code here</text:p>
      <text:p text:style-name="P1"><text:s text:c="7"/>/* student s1=new student(111,"Vishwas",97,95,98);</text:p>
      <text:p text:style-name="P1"><text:s text:c="8"/>System.out.println(s1);*/</text:p>
      <text:p text:style-name="P1">Scanner s=new Scanner(System.in);</text:p>
      <text:p text:style-name="P1"><text:s text:c="8"/>System.out.println("Enter the number of entries");</text:p>
      <text:p text:style-name="P1"><text:s text:c="8"/>int n= s.nextInt();</text:p>
      <text:p text:style-name="P1">student [] st =new student[n];</text:p>
      <text:p text:style-name="P1">for(int i=1;i&lt;n;i++)</text:p>
      <text:p text:style-name="P1">{</text:p>
      <text:p text:style-name="P1"><text:s text:c="4"/>System.out.println("Enter the details of student"+i);</text:p>
      <text:p text:style-name="P1"><text:s text:c="4"/>int stu_id=s.nextInt();</text:p>
      <text:p text:style-name="P1"><text:s text:c="4"/>String name=s.next();</text:p>
      <text:p text:style-name="P1"><text:s text:c="4"/>int subm1=s.nextInt();</text:p>
      <text:p text:style-name="P1"><text:s text:c="4"/>int subm2=s.nextInt();</text:p>
      <text:p text:style-name="P1"><text:s text:c="4"/>int subm3=s.nextInt();</text:p>
      <text:p text:style-name="P1"><text:s text:c="4"/>st[i]=new student(stu_id,name,subm1,subm2,subm3);</text:p>
      <text:p text:style-name="P1">}</text:p>
      <text:p text:style-name="P1">for(int i=1;i&lt;n;i++)</text:p>
      <text:p text:style-name="P1">{</text:p>
      <text:p text:style-name="P1"><text:s text:c="4"/>System.out.println("details of student"+i);</text:p>
      <text:p text:style-name="P1"><text:s text:c="4"/>System.out.println(st[i]);</text:p>
      <text:p text:style-name="P1">}</text:p>
      <text:p text:style-name="P1"/>
      <text:p text:style-name="P1"/>
      <text:p text:style-name="P1"><text:s text:c="4"/>}</text:p>
      <text:p text:style-name="P1">}</text:p>
      <text:p text:style-name="P1"/>
      <text:p text:style-name="P1">package com.thbs;</text:p>
      <text:p text:style-name="P1"/>
      <text:p text:style-name="P1">public class student {</text:p>
      <text:p text:style-name="P1"><text:s text:c="4"/>private int stu_id;</text:p>
      <text:p text:style-name="P1"><text:s text:c="4"/>private String name;</text:p>
      <text:p text:style-name="P1"><text:s text:c="4"/>private int subm1;</text:p>
      <text:p text:style-name="P1"><text:s text:c="4"/>private int subm2;</text:p>
      <text:p text:style-name="P1"><text:s text:c="4"/>private int subm3;</text:p>
      <text:p text:style-name="P1"/>
      <text:p text:style-name="P1"><text:s text:c="4"/>public student(int stu_id, String name, int subm1, int subm2, int subm3) {</text:p>
      <text:p text:style-name="P1"><text:s text:c="8"/>this.stu_id = stu_id;</text:p>
      <text:p text:style-name="P1"><text:s text:c="8"/>this.name = name;</text:p>
      <text:p text:style-name="P1"><text:s text:c="8"/>this.subm1 = subm1;</text:p>
      <text:p text:style-name="P1"><text:s text:c="8"/>this.subm2 = subm2;</text:p>
      <text:p text:style-name="P1"><text:s text:c="8"/>this.subm3 = subm3;</text:p>
      <text:p text:style-name="P1"><text:s text:c="4"/>}</text:p>
      <text:p text:style-name="P1"><text:s text:c="4"/>private double calc_per()</text:p>
      <text:p text:style-name="P1"><text:s text:c="4"/>{</text:p>
      <text:p text:style-name="P1"><text:s text:c="8"/>return (((subm1+subm2+subm3)/3));</text:p>
      <text:p text:style-name="P1"><text:soft-page-break/>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"student{" +</text:p>
      <text:p text:style-name="P1"><text:s text:c="16"/>"stu_id=" + stu_id +</text:p>
      <text:p text:style-name="P1"><text:s text:c="16"/>", name='" + name + '\'' +</text:p>
      <text:p text:style-name="P1"><text:s text:c="16"/>", subm1=" + subm1 +</text:p>
      <text:p text:style-name="P1"><text:s text:c="16"/>", subm2=" + subm2 +</text:p>
      <text:p text:style-name="P1"><text:s text:c="16"/>", subm3=" + subm3 +"PERCENTAGE : " +calc_per() +</text:p>
      <text:p text:style-name="P1"><text:s text:c="16"/>'}'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1T23:37:18.491000000</dc:date>
    <meta:editing-duration>PT1M14S</meta:editing-duration>
    <meta:editing-cycles>3</meta:editing-cycles>
    <meta:document-statistic meta:table-count="0" meta:image-count="0" meta:object-count="0" meta:page-count="2" meta:paragraph-count="58" meta:word-count="169" meta:character-count="1501" meta:non-whitespace-character-count="1110"/>
  </office:meta>
</office:document-meta>
</file>